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center">
        <style:background-image/>
      </style:table-cell-properties>
    </style:style>
    <style:style style:name="Table1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center">
        <style:background-image/>
      </style:table-cell-properties>
    </style:style>
    <style:style style:name="Table1.A7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le2" style:family="table">
      <style:table-properties style:width="17.582cm" fo:margin-left="0cm" table:align="left" style:may-break-between-rows="true" style:writing-mode="lr-tb"/>
    </style:style>
    <style:style style:name="Table2.A" style:family="table-column">
      <style:table-column-properties style:column-width="15.185cm"/>
    </style:style>
    <style:style style:name="Table2.B" style:family="table-column">
      <style:table-column-properties style:column-width="2.397cm"/>
    </style:style>
    <style:style style:name="Table2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5.208cm"/>
    </style:style>
    <style:style style:name="Table3.B" style:family="table-column">
      <style:table-column-properties style:column-width="2.357cm"/>
    </style:style>
    <style:style style:name="Table3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6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7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8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#ffff00" style:font-name-asian="Times New Roman" style:font-size-asian="14pt" style:font-name-complex="Times New Roman1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Calibri1" style:font-name-complex="Times New Roman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Times New Roman" style:font-name-complex="Times New Roman1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1" fo:language="en" fo:country="GB" style:font-name-complex="Times New Roman1"/>
    </style:style>
    <style:style style:name="P16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17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1pt" fo:font-weight="normal" fo:background-color="transparent" style:font-name-asian="Calibri1" style:font-name-complex="Times New Roman1"/>
    </style:style>
    <style:style style:name="T1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fo:font-weight="normal" fo:background-color="#ff3366" style:font-name-asian="Times New Roman" style:font-name-complex="Times New Roman"/>
    </style:style>
    <style:style style:name="T3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5" style:family="text">
      <style:text-properties style:use-window-font-color="true" fo:font-size="14pt" fo:font-weight="normal" fo:background-color="transparent" style:font-name-asian="Times New Roman"/>
    </style:style>
    <style:style style:name="T6" style:family="text">
      <style:text-properties style:use-window-font-color="true" fo:font-size="14pt" fo:font-weight="normal" fo:background-color="#ff3366" style:font-name-asian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martPropoPlus</text:p>
      <text:p text:style-name="P6">Version 3.3.9</text:p>
      <text:p text:style-name="P7">Goal:</text:p>
      <text:p text:style-name="P9">Bug fixes, simplify installation</text:p>
      <text:p text:style-name="P7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Vista/W7: Support all sample rates 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0">Change version number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Clean memory leak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Unify XP/Vista/Win7 version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Support selection of sound card.</text:p>
          </table:table-cell>
          <table:table-cell table:style-name="Table1.A2" office:value-type="string">
            <text:p text:style-name="P11">For XP</text:p>
          </table:table-cell>
          <table:table-cell table:style-name="Table1.A2" office:value-type="string">
            <text:p text:style-name="P14">Tag: 3.3.9-G02-MixerSwitching</text:p>
          </table:table-cell>
        </table:table-row>
        <table:table-row>
          <table:table-cell table:style-name="Table1.A2" office:value-type="string">
            <text:p text:style-name="P15"><text:span text:style-name="T5">Spelling: Message after 'Audio Report'- “It is on your Des</text:span><text:span text:style-name="T6">c</text:span><text:span text:style-name="T5">top”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7" office:value-type="string">
            <text:p text:style-name="P10">Bug: Global Memory is not created when stating GUI with PPJoy check-box unchecked.</text:p>
          </table:table-cell>
          <table:table-cell table:style-name="Table1.A7" office:value-type="string">
            <text:p text:style-name="P12"/>
          </table:table-cell>
          <table:table-cell table:style-name="Table1.A7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6">Bug: On W7: <text:s/>Balloon "Audio Source" is null text.</text:p>
          </table:table-cell>
          <table:table-cell table:style-name="Table1.A2" office:value-type="string">
            <text:p text:style-name="P17">Fixed</text:p>
          </table:table-cell>
          <table:table-cell table:style-name="Table1.A2" office:value-type="string">
            <text:p text:style-name="P18"/>
          </table:table-cell>
        </table:table-row>
      </table:table>
      <text:p text:style-name="P7">Web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Update 'News'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Upload new version + RN</text:p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Acknowledgements to Matthew Morrison <text:s/>for his new filter</text:p>
          </table:table-cell>
          <table:table-cell table:style-name="Table2.A2" office:value-type="string">
            <text:p text:style-name="P4"/>
          </table:table-cell>
        </table:table-row>
      </table:table>
      <text:p text:style-name="P7">Installer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1">Prevent installation of generic version unless PPJoy </text:span><text:span text:style-name="T3">already</text:span><text:span text:style-name="T1">installed</text:span>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1"><text:span text:style-name="T1">Prevent installation of FMS version unless FMS </text:span><text:span text:style-name="T3">already</text:span><text:span text:style-name="T1">installed</text:span>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Support Windows 7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Enable wiping of all registry entries on un-installation.</text:p>
          </table:table-cell>
          <table:table-cell table:style-name="Table3.A2" office:value-type="string">
            <text:p text:style-name="P4"/>
          </table:table-cell>
        </table:table-row>
      </table:table>
      <text:p text:style-name="P8"/>
      <text:p text:style-name="P6">Version 3.3.7</text:p>
      <text:p text:style-name="P7">Goal:</text:p>
      <text:p text:style-name="P1"><text:span text:style-name="T1">Add support to Walkera WK-2401 </text:span><text:span text:style-name="T4">PPM</text:span></text:p>
      <text:p text:style-name="P2">Fix minor bugs in 3.3.6</text:p>
      <text:p text:style-name="P4"/>
      <text:p text:style-name="P7">List: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2">Add PPM (WK-2401) to list</text:p>
          </table:table-cell>
          <table:table-cell table:style-name="Table4.A1" office:value-type="string">
            <text:p text:style-name="P3">Done</text:p>
          </table:table-cell>
        </table:table-row>
        <table:table-row>
          <table:table-cell table:style-name="Table4.A1" office:value-type="string">
            <text:p text:style-name="P2">Change version number</text:p>
          </table:table-cell>
          <table:table-cell table:style-name="Table4.A1" office:value-type="string">
            <text:p text:style-name="P3">Done</text:p>
          </table:table-cell>
        </table:table-row>
      </table:table>
      <text:p text:style-name="P4"/>
      <text:p text:style-name="P7">Web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Update 'News'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Upload new version + RN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Add acknowledges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Inform forums including Walkera forums</text:p>
          </table:table-cell>
          <table:table-cell table:style-name="Table5.A1" office:value-type="string">
            <text:p text:style-name="P3">Don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05T12:09:30.62</dc:date>
    <dc:creator>שאול איזיקוביץ</dc:creator>
    <meta:editing-duration>PT00H02M39S</meta:editing-duration>
    <meta:editing-cycles>2</meta:editing-cycles>
    <meta:generator>OpenOffice.org/3.2$Win32 OpenOffice.org_project/320m12$Build-9483</meta:generator>
    <meta:document-statistic meta:table-count="5" meta:image-count="0" meta:object-count="0" meta:page-count="2" meta:paragraph-count="43" meta:word-count="154" meta:character-count="993"/>
  </office:meta>
</office:document-meta>
</file>